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1988" calcext:value-type="float">
            <text:p>1988</text:p>
          </table:table-cell>
          <table:table-cell office:value-type="float" office:value="2023" calcext:value-type="float">
            <text:p>2023</text:p>
          </table:table-cell>
          <table:table-cell office:value-type="float" office:value="1951" calcext:value-type="float">
            <text:p>1951</text:p>
          </table:table-cell>
          <table:table-cell table:formula="of:=AVERAGE([.B3:.D3])" office:value-type="float" office:value="1987.33333333333" calcext:value-type="float">
            <text:p>1987.33333333333</text:p>
          </table:table-cell>
          <table:table-cell table:formula="of:=[.E3]/[.$E$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9561" calcext:value-type="float">
            <text:p>29561</text:p>
          </table:table-cell>
          <table:table-cell office:value-type="float" office:value="29840" calcext:value-type="float">
            <text:p>29840</text:p>
          </table:table-cell>
          <table:table-cell office:value-type="float" office:value="29470" calcext:value-type="float">
            <text:p>29470</text:p>
          </table:table-cell>
          <table:table-cell table:formula="of:=AVERAGE([.B4:.D4])" office:value-type="float" office:value="29623.6666666667" calcext:value-type="float">
            <text:p>29623.6666666667</text:p>
          </table:table-cell>
          <table:table-cell table:formula="of:=[.E4]/[.$E$3]" office:value-type="float" office:value="14.9062395169406" calcext:value-type="float">
            <text:p>14.9062395169406</text:p>
          </table:table-cell>
        </table:table-row>
        <table:table-row table:style-name="ro1">
          <table:table-cell office:value-type="string" calcext:value-type="string">
            <text:p>Prealloc vecs</text:p>
          </table:table-cell>
          <table:table-cell office:value-type="float" office:value="29073" calcext:value-type="float">
            <text:p>29073</text:p>
          </table:table-cell>
          <table:table-cell office:value-type="float" office:value="29235" calcext:value-type="float">
            <text:p>29235</text:p>
          </table:table-cell>
          <table:table-cell office:value-type="float" office:value="29324" calcext:value-type="float">
            <text:p>29324</text:p>
          </table:table-cell>
          <table:table-cell table:formula="of:=AVERAGE([.B5:.D5])" office:value-type="float" office:value="29210.6666666667" calcext:value-type="float">
            <text:p>29210.6666666667</text:p>
          </table:table-cell>
          <table:table-cell table:formula="of:=[.E5]/[.$E$3]" office:value-type="float" office:value="14.6984233478698" calcext:value-type="float">
            <text:p>14.6984233478698</text:p>
          </table:table-cell>
        </table:table-row>
        <table:table-row table:style-name="ro1">
          <table:table-cell office:value-type="string" calcext:value-type="string">
            <text:p>Mark nodes notVisitable</text:p>
          </table:table-cell>
          <table:table-cell office:value-type="float" office:value="25245" calcext:value-type="float">
            <text:p>25245</text:p>
          </table:table-cell>
          <table:table-cell office:value-type="float" office:value="25134" calcext:value-type="float">
            <text:p>25134</text:p>
          </table:table-cell>
          <table:table-cell office:value-type="float" office:value="24940" calcext:value-type="float">
            <text:p>24940</text:p>
          </table:table-cell>
          <table:table-cell table:formula="of:=AVERAGE([.B6:.D6])" office:value-type="float" office:value="25106.3333333333" calcext:value-type="float">
            <text:p>25106.3333333333</text:p>
          </table:table-cell>
          <table:table-cell table:formula="of:=[.E6]/[.$E$3]" office:value-type="float" office:value="12.6331767863133" calcext:value-type="float">
            <text:p>12.6331767863133</text:p>
          </table:table-cell>
        </table:table-row>
        <table:table-row table:style-name="ro1">
          <table:table-cell office:value-type="string" calcext:value-type="string">
            <text:p>remove txn parameter</text:p>
          </table:table-cell>
          <table:table-cell office:value-type="float" office:value="24727" calcext:value-type="float">
            <text:p>24727</text:p>
          </table:table-cell>
          <table:table-cell office:value-type="float" office:value="24629" calcext:value-type="float">
            <text:p>24629</text:p>
          </table:table-cell>
          <table:table-cell office:value-type="float" office:value="24771" calcext:value-type="float">
            <text:p>24771</text:p>
          </table:table-cell>
          <table:table-cell table:formula="of:=AVERAGE([.B7:.D7])" office:value-type="float" office:value="24709" calcext:value-type="float">
            <text:p>24709</text:p>
          </table:table-cell>
          <table:table-cell table:formula="of:=[.E7]/[.$E$3]" office:value-type="float" office:value="12.4332438778933" calcext:value-type="float">
            <text:p>12.4332438778933</text:p>
          </table:table-cell>
        </table:table-row>
        <table:table-row table:style-name="ro1">
          <table:table-cell office:value-type="string" calcext:value-type="string">
            <text:p>L2Item uses char array</text:p>
          </table:table-cell>
          <table:table-cell office:value-type="float" office:value="24499" calcext:value-type="float">
            <text:p>24499</text:p>
          </table:table-cell>
          <table:table-cell office:value-type="float" office:value="24708" calcext:value-type="float">
            <text:p>24708</text:p>
          </table:table-cell>
          <table:table-cell office:value-type="float" office:value="24735" calcext:value-type="float">
            <text:p>24735</text:p>
          </table:table-cell>
          <table:table-cell table:formula="of:=AVERAGE([.B8:.D8])" office:value-type="float" office:value="24647.3333333333" calcext:value-type="float">
            <text:p>24647.3333333333</text:p>
          </table:table-cell>
          <table:table-cell table:formula="of:=[.E8]/[.$E$3]" office:value-type="float" office:value="12.4022140221402" calcext:value-type="float">
            <text:p>12.4022140221402</text:p>
          </table:table-cell>
        </table:table-row>
        <table:table-row table:style-name="ro1">
          <table:table-cell office:value-type="string" calcext:value-type="string">
            <text:p>Transaction uses char array</text:p>
          </table:table-cell>
          <table:table-cell office:value-type="float" office:value="24006" calcext:value-type="float">
            <text:p>24006</text:p>
          </table:table-cell>
          <table:table-cell office:value-type="float" office:value="24151" calcext:value-type="float">
            <text:p>24151</text:p>
          </table:table-cell>
          <table:table-cell office:value-type="float" office:value="23616" calcext:value-type="float">
            <text:p>23616</text:p>
          </table:table-cell>
          <table:table-cell table:formula="of:=AVERAGE([.B9:.D9])" office:value-type="float" office:value="23924.3333333333" calcext:value-type="float">
            <text:p>23924.3333333333</text:p>
          </table:table-cell>
          <table:table-cell table:formula="of:=[.E9]/[.$E$3]" office:value-type="float" office:value="12.0384099295538" calcext:value-type="float">
            <text:p>12.0384099295538</text:p>
          </table:table-cell>
        </table:table-row>
        <table:table-row table:style-name="ro1">
          <table:table-cell office:value-type="string" calcext:value-type="string">
            <text:p>Change transaction log data struct</text:p>
          </table:table-cell>
          <table:table-cell office:value-type="float" office:value="23611" calcext:value-type="float">
            <text:p>23611</text:p>
          </table:table-cell>
          <table:table-cell office:value-type="float" office:value="23924" calcext:value-type="float">
            <text:p>23924</text:p>
          </table:table-cell>
          <table:table-cell office:value-type="float" office:value="23902" calcext:value-type="float">
            <text:p>23902</text:p>
          </table:table-cell>
          <table:table-cell table:formula="of:=AVERAGE([.B10:.D10])" office:value-type="float" office:value="23812.3333333333" calcext:value-type="float">
            <text:p>23812.3333333333</text:p>
          </table:table-cell>
          <table:table-cell table:formula="of:=[.E10]/[.$E$3]" office:value-type="float" office:value="11.9820530023482" calcext:value-type="float">
            <text:p>11.9820530023482</text:p>
          </table:table-cell>
        </table:table-row>
        <table:table-row table:style-name="ro1">
          <table:table-cell office:value-type="string" calcext:value-type="string">
            <text:p>L1 rework</text:p>
          </table:table-cell>
          <table:table-cell office:value-type="float" office:value="10207" calcext:value-type="float">
            <text:p>10207</text:p>
          </table:table-cell>
          <table:table-cell office:value-type="float" office:value="9962" calcext:value-type="float">
            <text:p>9962</text:p>
          </table:table-cell>
          <table:table-cell office:value-type="float" office:value="9900" calcext:value-type="float">
            <text:p>9900</text:p>
          </table:table-cell>
          <table:table-cell table:formula="of:=AVERAGE([.B11:.D11])" office:value-type="float" office:value="10023" calcext:value-type="float">
            <text:p>10023</text:p>
          </table:table-cell>
          <table:table-cell table:formula="of:=[.E11]/[.$E$3]" office:value-type="float" office:value="5.04344179805434" calcext:value-type="float">
            <text:p>5.04344179805434</text:p>
          </table:table-cell>
        </table:table-row>
        <table:table-row table:style-name="ro1">
          <table:table-cell office:value-type="string" calcext:value-type="string">
            <text:p>shared_mutex in MemDB</text:p>
          </table:table-cell>
          <table:table-cell table:number-columns-repeated="2" office:value-type="float" office:value="5463" calcext:value-type="float">
            <text:p>5463</text:p>
          </table:table-cell>
          <table:table-cell office:value-type="float" office:value="5280" calcext:value-type="float">
            <text:p>5280</text:p>
          </table:table-cell>
          <table:table-cell table:formula="of:=AVERAGE([.B12:.D12])" office:value-type="float" office:value="5402" calcext:value-type="float">
            <text:p>5402</text:p>
          </table:table-cell>
          <table:table-cell table:formula="of:=[.E12]/[.$E$3]" office:value-type="float" office:value="2.71821536397182" calcext:value-type="float">
            <text:p>2.71821536397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5:39:14.639642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9:04:31.360468484</meta:creation-date>
    <dc:date>2021-01-17T00:24:44.916260417</dc:date>
    <meta:editing-duration>PT7H21M49S</meta:editing-duration>
    <meta:editing-cycles>8</meta:editing-cycles>
    <meta:generator>LibreOffice/7.0.4.2$Linux_X86_64 LibreOffice_project/00$Build-2</meta:generator>
    <meta:document-statistic meta:table-count="1" meta:cell-count="65" meta:object-count="0"/>
  </office:meta>
</office:document-meta>
</file>